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47ac2" officeooo:paragraph-rsid="00247ac2"/>
    </style:style>
    <style:style style:name="P2" style:family="paragraph" style:parent-style-name="Standard">
      <style:text-properties officeooo:rsid="00247ac2" officeooo:paragraph-rsid="002fdb5c"/>
    </style:style>
    <style:style style:name="P3" style:family="paragraph" style:parent-style-name="Standard">
      <style:text-properties officeooo:rsid="0029985e" officeooo:paragraph-rsid="0029985e"/>
    </style:style>
    <style:style style:name="P4" style:family="paragraph" style:parent-style-name="Standard">
      <style:text-properties officeooo:rsid="0029e31f" officeooo:paragraph-rsid="0029e31f"/>
    </style:style>
    <style:style style:name="P5" style:family="paragraph" style:parent-style-name="Standard">
      <style:text-properties officeooo:rsid="002cdfeb" officeooo:paragraph-rsid="002cdfeb"/>
    </style:style>
    <style:style style:name="P6" style:family="paragraph" style:parent-style-name="Standard">
      <style:text-properties officeooo:rsid="003364ab" officeooo:paragraph-rsid="003364ab"/>
    </style:style>
    <style:style style:name="P7" style:family="paragraph" style:parent-style-name="Standard">
      <style:text-properties officeooo:rsid="003364ab" officeooo:paragraph-rsid="0036baf4"/>
    </style:style>
    <style:style style:name="P8" style:family="paragraph" style:parent-style-name="Standard">
      <style:text-properties officeooo:rsid="0036baf4" officeooo:paragraph-rsid="0036baf4"/>
    </style:style>
    <style:style style:name="P9" style:family="paragraph" style:parent-style-name="Standard">
      <style:text-properties officeooo:rsid="0039b7b6" officeooo:paragraph-rsid="0039b7b6"/>
    </style:style>
    <style:style style:name="P10" style:family="paragraph" style:parent-style-name="Standard">
      <style:text-properties officeooo:rsid="003d2d29" officeooo:paragraph-rsid="003d2d29"/>
    </style:style>
    <style:style style:name="P11" style:family="paragraph" style:parent-style-name="Standard">
      <style:text-properties officeooo:rsid="0036baf4" officeooo:paragraph-rsid="0036baf4"/>
    </style:style>
    <style:style style:name="P12" style:family="paragraph" style:parent-style-name="Standard">
      <style:text-properties fo:color="#000000" officeooo:rsid="00247ac2" officeooo:paragraph-rsid="00247ac2"/>
    </style:style>
    <style:style style:name="P13" style:family="paragraph" style:parent-style-name="Standard">
      <style:text-properties fo:color="#000000" officeooo:rsid="003eae9c" officeooo:paragraph-rsid="003eae9c"/>
    </style:style>
    <style:style style:name="P14" style:family="paragraph" style:parent-style-name="Standard">
      <style:text-properties officeooo:rsid="003eae9c" officeooo:paragraph-rsid="003eae9c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0000"/>
    </style:style>
    <style:style style:name="T4" style:family="text">
      <style:text-properties officeooo:rsid="003e4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fs是一個基於RAM的文件系統, 他和kobject一起, 可以將kernel的數據結構導出到user space, 以文件目錄結構的形式, 提供對這些數據結構(以及數據結構的屬性)的訪問支持.</text:p>
      <text:p text:style-name="Standard"/>
      <text:p text:style-name="Standard">sysfs具備文件系統的所有屬性,而本文主要著重設備模型的特性,因此不會涉及過多的文件系統實現細節,而只介紹sysfs在linux設備模型中的<text:span text:style-name="T1">作用</text:span>和<text:span text:style-name="T1">使用方法</text:span>, 包括:</text:p>
      <text:p text:style-name="Standard">- sysfs和kobject的關係</text:p>
      <text:p text:style-name="Standard">- attribute的概念</text:p>
      <text:p text:style-name="Standard">- sysfs的文件系統操作接口</text:p>
      <text:p text:style-name="Standard"/>
      <text:p text:style-name="Standard"/>
      <text:p text:style-name="Standard">//====== sysfs和kobjecct的關係=====</text:p>
      <text:p text:style-name="Standard"/>
      <text:p text:style-name="Standard">在linux設備模型_kobject文章中, 有提到過, 每一個kobject,都會對應sysfs中的一個目錄,因此在將kobject添加到kernel時,create_dir接口會調用sysfs文件系統的創建目錄接口, 創建和kobjet對應的目錄, 相關程式碼如下:</text:p>
      <text:p text:style-name="Standard"/>
      <text:p text:style-name="Standard">/* <text:s/>lib/kobject.c */</text:p>
      <text:p text:style-name="P1">static int create_dir(struct kobject *kobj)</text:p>
      <text:p text:style-name="P1">{</text:p>
      <text:p text:style-name="P1"><text:s text:c="8"/>int error = 0;</text:p>
      <text:p text:style-name="P1"><text:s text:c="8"/>error = sysfs_create_dir(kobj);</text:p>
      <text:p text:style-name="P1"><text:s text:c="8"/>if (!error) {</text:p>
      <text:p text:style-name="P1"><text:s text:c="16"/>error = populate_dir(kobj);</text:p>
      <text:p text:style-name="P1"><text:s text:c="16"/>if (error)</text:p>
      <text:p text:style-name="P1"><text:s text:c="24"/>sysfs_remove_dir(kobj);</text:p>
      <text:p text:style-name="P1"><text:s text:c="8"/>}</text:p>
      <text:p text:style-name="P1"><text:s text:c="8"/>return error;</text:p>
      <text:p text:style-name="P1">}</text:p>
      <text:p text:style-name="P1"/>
      <text:p text:style-name="P1">/* <text:s/>fs/sysfs/dir.c */</text:p>
      <text:p text:style-name="P1">/**</text:p>
      <text:p text:style-name="P1"><text:s/>* <text:s text:c="5"/>sysfs_create_dir - create a directory for an object.</text:p>
      <text:p text:style-name="P1"><text:s/>* <text:s text:c="5"/>@kobj: <text:s text:c="9"/>object we're creating directory for. </text:p>
      <text:p text:style-name="P1"><text:s/>*/</text:p>
      <text:p text:style-name="P1">int sysfs_create_dir(struct kobject * kobj)</text:p>
      <text:p text:style-name="P1">{</text:p>
      <text:p text:style-name="P1"><text:s text:c="8"/>enum kobj_ns_type type;</text:p>
      <text:p text:style-name="P1"><text:s text:c="8"/>struct sysfs_dirent *parent_sd, *sd;</text:p>
      <text:p text:style-name="P1"><text:s text:c="8"/>const void *ns = NULL;</text:p>
      <text:p text:style-name="P1"><text:s text:c="8"/>int error = 0;</text:p>
      <text:p text:style-name="P1"/>
      <text:p text:style-name="P1"><text:s text:c="8"/>BUG_ON(!kobj);</text:p>
      <text:p text:style-name="P1"/>
      <text:p text:style-name="P1"><text:s text:c="8"/>if (kobj-&gt;parent)</text:p>
      <text:p text:style-name="P1"><text:s text:c="16"/>parent_sd = kobj-&gt;parent-&gt;sd;</text:p>
      <text:p text:style-name="P1"><text:s text:c="8"/>else</text:p>
      <text:p text:style-name="P1"><text:s text:c="16"/>parent_sd = &amp;sysfs_root;</text:p>
      <text:p text:style-name="P1"><text:soft-page-break/></text:p>
      <text:p text:style-name="P1"><text:s text:c="8"/>if (!parent_sd)</text:p>
      <text:p text:style-name="P1"><text:s text:c="16"/>return -ENOENT;</text:p>
      <text:p text:style-name="P1"/>
      <text:p text:style-name="P1"><text:s text:c="8"/>if (sysfs_ns_type(parent_sd))</text:p>
      <text:p text:style-name="P1"><text:s text:c="16"/>ns = kobj-&gt;ktype-&gt;namespace(kobj);</text:p>
      <text:p text:style-name="P1"><text:s text:c="8"/>type = sysfs_read_ns_type(kobj);</text:p>
      <text:p text:style-name="P1"/>
      <text:p text:style-name="P1"><text:s text:c="8"/>error = create_dir(kobj, parent_sd, type, ns, kobject_name(kobj), &amp;sd);</text:p>
      <text:p text:style-name="P1"><text:s text:c="8"/>if (!error)</text:p>
      <text:p text:style-name="P1"><text:s text:c="16"/>kobj-&gt;sd = sd;</text:p>
      <text:p text:style-name="P1"><text:s text:c="8"/>return error;</text:p>
      <text:p text:style-name="P1">}</text:p>
      <text:p text:style-name="P1"/>
      <text:p text:style-name="P1">//======= attribute =====</text:p>
      <text:p text:style-name="P1">在sysfs中,為什會有attribute的概念呢? 其時他是對應kobject, 指的是kobject的屬性. <text:s/>sysfs中的目錄描述了kobject, 而kobject是特定數據類型變數(如 struct device)的體現. 因此kobject的屬性,就是這個變數的屬性. 它可以是任何東西, 名稱,一個內部變量,一個字串...等等. 而atrribute,在sysfs文件系統中是以文件的形式提供的, 即; kobject的所有屬性,都在它對應的sysfs目錄下以文件的形式呈現. 這些文件一般是可讀,寫的, 而kernel中定義了這些屬性的模塊, 會根據用戶空間(user space)的讀寫操作,紀錄和返回attribute的值.</text:p>
      <text:p text:style-name="P1"/>
      <text:p text:style-name="P1">note: 所謂attribute,就是kernel space和user space之間信息交互的一種方法. 例如某個driver定義了一個變數,卻希望用戶空間(user space)程式可以修改該變數, 以控制driver的運行行為, 那就可以將變數以sysfs attribute的形式開放出來.</text:p>
      <text:p text:style-name="P1"/>
      <text:p text:style-name="P1">linux kernel中, attribute分為普通attribute和 二進位attribute, 如下:</text:p>
      <text:p text:style-name="P1">/* include/linux/sysfs.h*/</text:p>
      <text:p text:style-name="P3">struct attribute {</text:p>
      <text:p text:style-name="P3"><text:s text:c="8"/>const char <text:s text:c="13"/>*name;</text:p>
      <text:p text:style-name="P3"><text:s text:c="8"/>umode_t <text:s text:c="16"/>mode;</text:p>
      <text:p text:style-name="P3">#ifdef CONFIG_DEBUG_LOCK_ALLOC</text:p>
      <text:p text:style-name="P3"><text:s text:c="8"/>bool <text:s text:c="19"/>ignore_lockdep:1;</text:p>
      <text:p text:style-name="P3"><text:s text:c="8"/>struct lock_class_key <text:s text:c="2"/>*key;</text:p>
      <text:p text:style-name="P3"><text:s text:c="8"/>struct lock_class_key <text:s text:c="2"/>skey;</text:p>
      <text:p text:style-name="P3">#endif</text:p>
      <text:p text:style-name="P3">};</text:p>
      <text:p text:style-name="P1"/>
      <text:p text:style-name="P3">struct bin_attribute {</text:p>
      <text:p text:style-name="P3"><text:s text:c="8"/>struct attribute <text:s text:c="7"/>attr;</text:p>
      <text:p text:style-name="P3"><text:s text:c="8"/>size_t <text:s text:c="17"/>size;</text:p>
      <text:p text:style-name="P3"><text:s text:c="8"/>void <text:s text:c="19"/>*private;</text:p>
      <text:p text:style-name="P3"><text:s text:c="8"/>ssize_t (*read)(struct file *, struct kobject *, struct bin_attribute *,</text:p>
      <text:p text:style-name="P3"><text:s text:c="24"/>char *, loff_t, size_t);</text:p>
      <text:p text:style-name="P3"><text:s text:c="8"/>ssize_t (*write)(struct file *,struct kobject *, struct bin_attribute *,</text:p>
      <text:p text:style-name="P3"><text:s text:c="25"/>char *, loff_t, size_t);</text:p>
      <text:p text:style-name="P3"><text:s text:c="8"/>int (*mmap)(struct file *, struct kobject *, struct bin_attribute *attr,</text:p>
      <text:p text:style-name="P3"><text:s text:c="20"/>struct vm_area_struct *vma);</text:p>
      <text:p text:style-name="P3">};</text:p>
      <text:p text:style-name="P1"><text:soft-page-break/></text:p>
      <text:p text:style-name="P1">struct attribute 爲普通的attribute,使用該attribute生成的sysfs文件,只能用字串的形式讀寫(後面描述原因),而struct bin_attribute在 struct attribute的基礎上, 增加了read,write等函數,因此他所生成的sysfs文件可以用任何方式讀寫.</text:p>
      <text:p text:style-name="P1"/>
      <text:p text:style-name="P1">--- kernel怎把attribute變成sysfs中的文件呢?</text:p>
      <text:p text:style-name="P1">--- 用戶空間(user space)對sysfs的文件進行的讀寫操作,怎傳遞給kernel呢?</text:p>
      <text:p text:style-name="P1"/>
      <text:p text:style-name="P1">//========= attribute文件的創建======</text:p>
      <text:p text:style-name="P1">在linux kernel中, attribute文件創建是由fs/sysfs/file.c中的 sysfs_create_file接口完成的, 該接口的實現沒有什特殊之處, 大多是文件系統相關的操作, 所以和設備模型沒有太多的關係</text:p>
      <text:p text:style-name="P1"/>
      <text:p text:style-name="P1"/>
      <text:p text:style-name="P1">//========= attribute文件的 read和write =======</text:p>
      <text:p text:style-name="P1">struct attribute所提供的原型, 是由哪一個接口去做溝通?</text:p>
      <text:p text:style-name="P1">-由fs/sysfs目錄下有sysfs相關的程式碼.</text:p>
      <text:p text:style-name="P1">-所有的文件系統,都會定義一個struct file_operations變數,用來描述此文件系統的操作接口, sysfs也不例外:</text:p>
      <text:p text:style-name="P1"/>
      <text:p text:style-name="P1">/* <text:s/>fs/sysfs/file.c <text:s/>*/</text:p>
      <text:p text:style-name="P4">const struct file_operations sysfs_file_operations = {</text:p>
      <text:p text:style-name="P4"><text:s text:c="8"/>.read <text:s text:c="10"/>= sysfs_read_file,</text:p>
      <text:p text:style-name="P4"><text:s text:c="8"/>.write <text:s text:c="9"/>= sysfs_write_file,</text:p>
      <text:p text:style-name="P4"><text:s text:c="8"/>.llseek <text:s text:c="8"/>= generic_file_llseek,</text:p>
      <text:p text:style-name="P4"><text:s text:c="8"/>.open <text:s text:c="10"/>= sysfs_open_file,</text:p>
      <text:p text:style-name="P4"><text:s text:c="8"/>.release <text:s text:c="7"/>= sysfs_release,</text:p>
      <text:p text:style-name="P4"><text:s text:c="8"/>.poll <text:s text:c="10"/>= sysfs_poll,</text:p>
      <text:p text:style-name="P4">};</text:p>
      <text:p text:style-name="P1"/>
      <text:p text:style-name="P1">attribute文件的read操作,會由VFS轉到sysfs_file_operations的read(也就是sysfs_read_file)接口上, 此接口的處理邏輯爲:</text:p>
      <text:p text:style-name="P1"/>
      <text:p text:style-name="P1">/* <text:s/>fs/sysfs/file.c */</text:p>
      <text:p text:style-name="P5">static ssize_t</text:p>
      <text:p text:style-name="P5">sysfs_read_file(struct file *file, char __user *buf, size_t count, loff_t *ppos)</text:p>
      <text:p text:style-name="P5">{</text:p>
      <text:p text:style-name="P5"><text:s text:c="8"/>struct sysfs_buffer * buffer = file-&gt;private_data;</text:p>
      <text:p text:style-name="P5"><text:s text:c="8"/>ssize_t retval = 0;</text:p>
      <text:p text:style-name="P5"/>
      <text:p text:style-name="P5"><text:s text:c="8"/>mutex_lock(&amp;buffer-&gt;mutex);</text:p>
      <text:p text:style-name="P5"><text:s text:c="8"/>if (buffer-&gt;needs_read_fill || *ppos == 0) {</text:p>
      <text:p text:style-name="P5"><text:s text:c="16"/>retval = fill_read_buffer(file-&gt;f_path.dentry,buffer);</text:p>
      <text:p text:style-name="P5"><text:s text:c="16"/>if (retval)</text:p>
      <text:p text:style-name="P5"><text:s text:c="24"/>goto out;</text:p>
      <text:p text:style-name="P5"><text:s text:c="8"/>}</text:p>
      <text:p text:style-name="P5"><text:s text:c="7"/>........</text:p>
      <text:p text:style-name="P5">}</text:p>
      <text:p text:style-name="P1"/>
      <text:p text:style-name="P1"><text:soft-page-break/></text:p>
      <text:p text:style-name="P5">static int fill_read_buffer(struct dentry * dentry, struct sysfs_buffer * buffer)</text:p>
      <text:p text:style-name="P5">{</text:p>
      <text:p text:style-name="P5"><text:s text:c="8"/>struct sysfs_dirent *attr_sd = dentry-&gt;d_fsdata;</text:p>
      <text:p text:style-name="P5"><text:s text:c="8"/>struct kobject *kobj = attr_sd-&gt;s_parent-&gt;s_dir.kobj;</text:p>
      <text:p text:style-name="P5"><text:s text:c="8"/>const struct sysfs_ops * ops = buffer-&gt;ops;</text:p>
      <text:p text:style-name="P5"><text:s text:c="8"/>.....</text:p>
      <text:p text:style-name="P5"><text:s text:c="8"/>count = ops-&gt;show(kobj, attr_sd-&gt;s_attr.attr, buffer-&gt;page);</text:p>
      <text:p text:style-name="P5"><text:s text:c="7"/>......</text:p>
      <text:p text:style-name="P5">}</text:p>
      <text:p text:style-name="P1"/>
      <text:p text:style-name="P2">read處理看着很簡單, sysfs_read_file從file指標中取一個私有指標(<text:span text:style-name="T1">私有數據的概念, 在VFS中使用是非常普遍的</text:span>), 轉換爲一個struct sysfs_buffer類型的指標,以此爲參數(buffer), 轉身就調用fill_read_buffer接口.</text:p>
      <text:p text:style-name="P2"/>
      <text:p text:style-name="P2"/>
      <text:p text:style-name="P2">而fill_read_buffer接口,直接從buffer指標中取出一個struct sysfs_ops指標,調用該指標的show函數, 即完成了文件read操作.</text:p>
      <text:p text:style-name="P2"/>
      <text:p text:style-name="P2">接著, 當然是由ops-&gt;show接口接著處理,而具體怎處理,就是其他模塊(如driver)的事了(<text:span text:style-name="T1">driver中的read??</text:span>), sysfs不再關心(linux大多的核心代碼,都是指提供架構和機制)</text:p>
      <text:p text:style-name="P1"/>
      <text:p text:style-name="P1">struct sysfs_ops指標從哪來? 可以從open(sysfs_open_file)的接口來看.</text:p>
      <text:p text:style-name="P1">/* <text:s/>fs/sysfs/file.c */</text:p>
      <text:p text:style-name="P6">static int sysfs_open_file(struct inode *inode, struct file *file)</text:p>
      <text:p text:style-name="P6">{</text:p>
      <text:p text:style-name="P6"><text:s text:c="8"/>struct sysfs_dirent *attr_sd = file-&gt;f_path.dentry-&gt;d_fsdata;</text:p>
      <text:p text:style-name="P6"><text:s text:c="8"/>struct kobject *kobj = attr_sd-&gt;s_parent-&gt;s_dir.kobj;</text:p>
      <text:p text:style-name="P6"><text:s text:c="8"/>struct sysfs_buffer *buffer;</text:p>
      <text:p text:style-name="P6"><text:s text:c="8"/>const struct sysfs_ops *ops;</text:p>
      <text:p text:style-name="P6"><text:s text:c="8"/>int error = -EACCES;</text:p>
      <text:p text:style-name="P6"/>
      <text:p text:style-name="P6"><text:s text:c="8"/>/* need attr_sd for attr and ops, its parent for kobj */</text:p>
      <text:p text:style-name="P6"><text:s text:c="8"/>if (!sysfs_get_active(attr_sd))</text:p>
      <text:p text:style-name="P6"><text:s text:c="16"/>return -ENODEV;</text:p>
      <text:p text:style-name="P6"/>
      <text:p text:style-name="P6"><text:s text:c="8"/>/* every kobject with an attribute needs a ktype assigned */</text:p>
      <text:p text:style-name="P6"><text:s text:c="8"/>if (kobj-&gt;ktype &amp;&amp; kobj-&gt;ktype-&gt;sysfs_ops)</text:p>
      <text:p text:style-name="P6"><text:s text:c="16"/>ops = kobj-&gt;ktype-&gt;sysfs_ops;</text:p>
      <text:p text:style-name="P6"><text:s text:c="8"/>else {</text:p>
      <text:p text:style-name="P6"><text:s text:c="16"/>WARN(1, KERN_ERR "missing sysfs attribute operations for "</text:p>
      <text:p text:style-name="P6"><text:s text:c="23"/>"kobject: %s\n", kobject_name(kobj));</text:p>
      <text:p text:style-name="P6"><text:s text:c="16"/>goto err_out;</text:p>
      <text:p text:style-name="P6"><text:s text:c="8"/>}</text:p>
      <text:p text:style-name="P7"><text:tab/>...................…</text:p>
      <text:p text:style-name="P8"><text:tab/>buffer = kzalloc(sizeof(struct sysfs_buffer), GFP_KERNEL);</text:p>
      <text:p text:style-name="P8"><text:s text:c="8"/>if (!buffer)</text:p>
      <text:p text:style-name="P8"><text:s text:c="16"/>goto err_out;</text:p>
      <text:p text:style-name="P8"/>
      <text:p text:style-name="P8"><text:soft-page-break/><text:s text:c="8"/>mutex_init(&amp;buffer-&gt;mutex);</text:p>
      <text:p text:style-name="P8"><text:s text:c="8"/>buffer-&gt;needs_read_fill = 1;</text:p>
      <text:p text:style-name="P8"><text:s text:c="8"/>buffer-&gt;ops = ops;</text:p>
      <text:p text:style-name="P8"><text:s text:c="8"/>file-&gt;private_data = buffer;</text:p>
      <text:p text:style-name="P6"><text:tab/>.................</text:p>
      <text:p text:style-name="P6">}</text:p>
      <text:p text:style-name="P1"/>
      <text:p text:style-name="P1">由上述的ktype有關係, <text:span text:style-name="T2">這個指標是從該attribute所從屬的kobject中拿的</text:span>, 再去查一下linux設備模型_kobject中ktype的定義, 有一個struct sysfs_ops的指標.</text:p>
      <text:p text:style-name="P1"/>
      <text:p text:style-name="P1">注意一下註釋以及其後的程式邏輯, <text:span text:style-name="T2">如果從屬的kobject(就是attribute文件所在的目錄)沒有ktype,或者沒有ktype-&gt;sysfs_ops指標,是不允序他註冊任何attribute.</text:span></text:p>
      <text:p text:style-name="P1"/>
      <text:p text:style-name="P1">sysfs_open_file從ktype中取出struct sysfs_ops指標, <text:span text:style-name="T2">並在隨後的程式碼邏輯中,分配一個struct sysfs_buffer類型的指標(buffer), 並把struct sysfs_ops指標保存在其中, 之後把buffer指標交給file的private_data, 之後read/write等接口便可以取出來使用.</text:span></text:p>
      <text:p text:style-name="P1"/>
      <text:p text:style-name="P1"/>
      <text:p text:style-name="P1">sysfs_ops內容:</text:p>
      <text:p text:style-name="P1">/* inlcude/linux/sysfs.h */</text:p>
      <text:p text:style-name="P9">struct sysfs_ops {</text:p>
      <text:p text:style-name="P9"><text:s text:c="8"/>ssize_t (*show)(struct kobject *, struct attribute *,char *);</text:p>
      <text:p text:style-name="P9"><text:s text:c="8"/>ssize_t (*store)(struct kobject *,struct attribute *,const char *, size_t);</text:p>
      <text:p text:style-name="P9"><text:s text:c="8"/>const void *(*namespace)(struct kobject *, const struct attribute *);</text:p>
      <text:p text:style-name="P9">};</text:p>
      <text:p text:style-name="P1"/>
      <text:p text:style-name="P1">attribute文件的write過程和read過程類似. <text:s/>而二進制類型的 attribute跟上述也類似, 可參考fs/sysfs/bin.c</text:p>
      <text:p text:style-name="P1"/>
      <text:p text:style-name="P1"/>
      <text:p text:style-name="P1">上述read/write數據流, 指到<text:span text:style-name="T2">kobject(目錄)</text:span>級別, 而真正需要操作的是<text:span text:style-name="T2">attribute(文件), </text:span><text:span text:style-name="T3">這中間有經過一層作轉換, 以下描述就來說明如何轉換</text:span></text:p>
      <text:p text:style-name="P12"/>
      <text:p text:style-name="P12">//====== sysfs在設備模型中的應用 =======</text:p>
      <text:p text:style-name="P12">利用設備模型class.c中有關sysfs的實現,來總結一下sysfs的應用方式.</text:p>
      <text:p text:style-name="P12"/>
      <text:p text:style-name="P12">在class.c中, 定義了class所需的ktype和sys_ops類型的變數,如下:</text:p>
      <text:p text:style-name="P12"/>
      <text:p text:style-name="P12">/* <text:s/>drivers/base/class.c */</text:p>
      <text:p text:style-name="P10">static const struct sysfs_ops class_sysfs_ops = {</text:p>
      <text:p text:style-name="P10"><text:s text:c="8"/>.show <text:s text:c="5"/>= class_attr_show,</text:p>
      <text:p text:style-name="P10"><text:s text:c="8"/>.store <text:s text:c="4"/>= class_attr_store,</text:p>
      <text:p text:style-name="P10"><text:s text:c="8"/>.namespace = class_attr_namespace,</text:p>
      <text:p text:style-name="P10">};</text:p>
      <text:p text:style-name="P10"/>
      <text:p text:style-name="P10">static struct kobj_type class_ktype = {</text:p>
      <text:p text:style-name="P10"><text:s text:c="8"/>.sysfs_ops <text:s text:c="5"/>= &amp;class_sysfs_ops,</text:p>
      <text:p text:style-name="P10"><text:s text:c="8"/>.release <text:s text:c="7"/>= class_release,</text:p>
      <text:p text:style-name="P10"><text:soft-page-break/><text:s text:c="8"/>.child_ns_type <text:s/>= class_child_ns_type,</text:p>
      <text:p text:style-name="P10">};</text:p>
      <text:p text:style-name="P12"/>
      <text:p text:style-name="P12">所有class_t<text:span text:style-name="T4">y</text:span>pe的<text:span text:style-name="T4">kobject下面的attribute文件讀寫操作,都會交給class_attr_show和class_attr_store兩個接口處理, 以class_attr_show為例:</text:span></text:p>
      <text:p text:style-name="P13">/* drivers/base/class.c */</text:p>
      <text:p text:style-name="P13">#define to_class_attr(_attr) container_of(_attr, struct class_attribute, attr)</text:p>
      <text:p text:style-name="P13">static ssize_t class_attr_show(struct kobject *kobj, struct attribute *attr, char *buf)</text:p>
      <text:p text:style-name="P13">{</text:p>
      <text:p text:style-name="P13"><text:s text:c="8"/>struct class_attribute *class_attr = to_class_attr(attr);</text:p>
      <text:p text:style-name="P13"><text:s text:c="8"/>struct subsys_private *cp = to_subsys_private(kobj);</text:p>
      <text:p text:style-name="P13"><text:s text:c="8"/>ssize_t ret = -EIO;</text:p>
      <text:p text:style-name="P13"><text:s text:c="8"/>if (class_attr-&gt;show)</text:p>
      <text:p text:style-name="P13"><text:s text:c="16"/>ret = class_attr-&gt;show(cp-&gt;class, class_attr, buf);</text:p>
      <text:p text:style-name="P13"><text:s text:c="8"/>return ret;</text:p>
      <text:p text:style-name="P13">}</text:p>
      <text:p text:style-name="P12"/>
      <text:p text:style-name="P12">該接口使用container_of從struct attribute類型的指標中取得一個class模塊的自定義指標: struct class_attribute, 該指標中包含了class模塊自身的show和store接口, 下面是struct class_attribute聲明</text:p>
      <text:p text:style-name="P12"/>
      <text:p text:style-name="P1">/* include/linux/device.h */</text:p>
      <text:p text:style-name="P14">struct class_attribute {</text:p>
      <text:p text:style-name="P14"><text:s text:c="8"/>struct attribute attr;</text:p>
      <text:p text:style-name="P14"><text:s text:c="8"/>ssize_t (*show)(struct class *class, struct class_attribute *attr,</text:p>
      <text:p text:style-name="P14"><text:s text:c="24"/>char *buf);</text:p>
      <text:p text:style-name="P14"><text:s text:c="8"/>ssize_t (*store)(struct class *class, struct class_attribute *attr,</text:p>
      <text:p text:style-name="P14"><text:s text:c="24"/>const char *buf, size_t count);</text:p>
      <text:p text:style-name="P14"><text:s text:c="8"/>const void *(*namespace)(struct class *class,</text:p>
      <text:p text:style-name="P14"><text:s text:c="33"/>const struct class_attribute *attr);</text:p>
      <text:p text:style-name="P14">};</text:p>
      <text:p text:style-name="P1"/>
      <text:p text:style-name="P1">因此,所有需要使用的attribute模塊, 都不會直接定義struct attribute變數, 而是通過一個自定義的數據結構, 該數據結構的一個成員是struct attribute類型的變數, 並提供show和store回調函數, 然後在該模塊ktype所對應的struct sysfs_ops變數中, 實現該模塊整體的show和store函數,並在被回調時,轉接到自定義數據結構(struct class_attribute) 中的show和store函數中. 這樣每個attribute文件, 實際上對應到一個自定義數據結構變數中了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07:08:51.528766677</meta:creation-date>
    <meta:generator>LibreOffice/5.1.6.2.0$Linux_X86_64 LibreOffice_project/10$Build-2</meta:generator>
    <dc:date>2020-01-26T15:33:02.434318543</dc:date>
    <meta:editing-duration>PT1H25M31S</meta:editing-duration>
    <meta:editing-cycles>17</meta:editing-cycles>
    <meta:document-statistic meta:table-count="0" meta:image-count="0" meta:object-count="0" meta:page-count="7" meta:paragraph-count="195" meta:word-count="2184" meta:character-count="8789" meta:non-whitespace-character-count="6964"/>
  </office:meta>
</office:document-meta>
</file>